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1.358cm" fo:margin-left="2.402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8.05cm"/>
    </style:style>
    <style:style style:name="Tabelle1.A1" style:family="table-cell">
      <style:table-cell-properties fo:padding="0.097cm" fo:border-left="1.5pt solid #000000" fo:border-right="none" fo:border-top="1.5pt solid #000000" fo:border-bottom="none"/>
    </style:style>
    <style:style style:name="Tabelle1.B1" style:family="table-cell">
      <style:table-cell-properties fo:padding="0.097cm" fo:border-left="none" fo:border-right="1.5pt solid #000000" fo:border-top="1.5pt solid #000000" fo:border-bottom="none"/>
    </style:style>
    <style:style style:name="Tabelle1.A2" style:family="table-cell">
      <style:table-cell-properties fo:padding="0.097cm" fo:border-left="1.5pt solid #000000" fo:border-right="none" fo:border-top="none" fo:border-bottom="none"/>
    </style:style>
    <style:style style:name="Tabelle1.B2" style:family="table-cell">
      <style:table-cell-properties fo:padding="0.097cm" fo:border-left="none" fo:border-right="1.5pt solid #000000" fo:border-top="none" fo:border-bottom="none"/>
    </style:style>
    <style:style style:name="Tabelle1.A9" style:family="table-cell">
      <style:table-cell-properties fo:padding="0.097cm" fo:border-left="1.5pt solid #000000" fo:border-right="none" fo:border-top="none" fo:border-bottom="1.5pt solid #000000"/>
    </style:style>
    <style:style style:name="Tabelle1.B9" style:family="table-cell">
      <style:table-cell-properties fo:padding="0.097cm" fo:border-left="none" fo:border-right="1.5pt solid #000000" fo:border-top="none" fo:border-bottom="1.5pt solid #000000"/>
    </style:style>
    <style:style style:name="P1" style:family="paragraph" style:parent-style-name="Standard">
      <style:text-properties officeooo:paragraph-rsid="000622ec"/>
    </style:style>
    <style:style style:name="P2" style:family="paragraph" style:parent-style-name="Standard">
      <style:text-properties style:font-name="Arial1" fo:font-size="16pt" officeooo:rsid="000622ec" officeooo:paragraph-rsid="000622ec" style:font-size-asian="16pt" style:font-size-complex="16pt"/>
    </style:style>
    <style:style style:name="P3" style:family="paragraph" style:parent-style-name="Standard">
      <style:text-properties style:font-name="Arial1" fo:font-size="16pt" officeooo:rsid="0007ade9" officeooo:paragraph-rsid="0007ade9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22pt" style:text-underline-style="none" officeooo:rsid="000622ec" officeooo:paragraph-rsid="000622ec" style:font-size-asian="19.25pt" style:font-size-complex="2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8pt" fo:font-weight="normal" officeooo:rsid="000622ec" officeooo:paragraph-rsid="000622ec" style:font-size-asian="18pt" style:font-weight-asian="normal" style:font-size-complex="18pt" style:font-weight-complex="normal"/>
    </style:style>
    <style:style style:name="P6" style:family="paragraph" style:parent-style-name="Table_20_Contents">
      <style:text-properties style:font-name="Arial1" fo:font-size="18pt" officeooo:rsid="000622ec" officeooo:paragraph-rsid="000622ec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8pt" fo:font-weight="bold" officeooo:paragraph-rsid="000622ec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2ec" officeooo:paragraph-rsid="000622ec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officeooo:paragraph-rsid="000622ec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8pt" fo:font-weight="bold" officeooo:rsid="000622ec" officeooo:paragraph-rsid="000622ec" style:font-name-asian="Liberation Serif" style:font-size-asian="18pt" style:font-weight-asian="bold" style:font-name-complex="Liberation Serif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style="normal" fo:font-weight="normal" officeooo:rsid="000622ec" officeooo:paragraph-rsid="000622ec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P12" style:family="paragraph" style:parent-style-name="Standard">
      <style:text-properties style:font-name="Arial1" fo:font-size="16pt" officeooo:rsid="000622ec" officeooo:paragraph-rsid="000622ec" style:font-size-asian="16pt" style:font-size-complex="16pt"/>
    </style:style>
    <style:style style:name="P13" style:family="paragraph" style:parent-style-name="Standard" style:list-style-name="L1">
      <style:text-properties style:font-name="Arial1" fo:font-size="16pt" officeooo:rsid="000622ec" officeooo:paragraph-rsid="000622ec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6ca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EYS</text:p>
      <text:p text:style-name="Horizontal_20_Line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>●</text:p>
          </table:table-cell>
          <table:table-cell table:style-name="Tabelle1.B1" office:value-type="string">
            <text:p text:style-name="P6">TASK BULLET</text:p>
          </table:table-cell>
        </table:table-row>
        <table:table-row>
          <table:table-cell table:style-name="Tabelle1.A2" office:value-type="string">
            <text:p text:style-name="P5">x</text:p>
          </table:table-cell>
          <table:table-cell table:style-name="Tabelle1.B2" office:value-type="string">
            <text:p text:style-name="P6">TASK COMPLETED</text:p>
          </table:table-cell>
        </table:table-row>
        <table:table-row>
          <table:table-cell table:style-name="Tabelle1.A2" office:value-type="string">
            <text:p text:style-name="P9">&gt;</text:p>
          </table:table-cell>
          <table:table-cell table:style-name="Tabelle1.B2" office:value-type="string">
            <text:p text:style-name="P6">TASK MIGRATED</text:p>
          </table:table-cell>
        </table:table-row>
        <table:table-row>
          <table:table-cell table:style-name="Tabelle1.A2" office:value-type="string">
            <text:p text:style-name="P9">&lt;</text:p>
          </table:table-cell>
          <table:table-cell table:style-name="Tabelle1.B2" office:value-type="string">
            <text:p text:style-name="P6">TASK SCHEDULED</text:p>
          </table:table-cell>
        </table:table-row>
        <table:table-row>
          <table:table-cell table:style-name="Tabelle1.A2" office:value-type="string">
            <text:p text:style-name="P11">o</text:p>
          </table:table-cell>
          <table:table-cell table:style-name="Tabelle1.B2" office:value-type="string">
            <text:p text:style-name="P6">EVENT BULLET</text:p>
          </table:table-cell>
        </table:table-row>
        <table:table-row>
          <table:table-cell table:style-name="Tabelle1.A2" office:value-type="string">
            <text:p text:style-name="P7">-</text:p>
          </table:table-cell>
          <table:table-cell table:style-name="Tabelle1.B2" office:value-type="string">
            <text:p text:style-name="P6">NOTE BULLET</text:p>
          </table:table-cell>
        </table:table-row>
        <table:table-row>
          <table:table-cell table:style-name="Tabelle1.A2" office:value-type="string">
            <text:p text:style-name="P8">*</text:p>
          </table:table-cell>
          <table:table-cell table:style-name="Tabelle1.B2" office:value-type="string">
            <text:p text:style-name="P6">PRIORITY SIGNIFIER</text:p>
          </table:table-cell>
        </table:table-row>
        <table:table-row>
          <table:table-cell table:style-name="Tabelle1.A2" office:value-type="string">
            <text:p text:style-name="P7">!</text:p>
          </table:table-cell>
          <table:table-cell table:style-name="Tabelle1.B2" office:value-type="string">
            <text:p text:style-name="P6">INSIRATION SIGNIFIER</text:p>
          </table:table-cell>
        </table:table-row>
        <table:table-row>
          <table:table-cell table:style-name="Tabelle1.A9" office:value-type="string">
            <text:p text:style-name="P7">?</text:p>
          </table:table-cell>
          <table:table-cell table:style-name="Tabelle1.B9" office:value-type="string">
            <text:p text:style-name="P6">EXPLORE SIGNIFIER</text:p>
          </table:table-cell>
        </table:table-row>
      </table:table>
      <text:p text:style-name="P1"/>
      <text:p text:style-name="P2"/>
      <text:p text:style-name="P2"/>
      <text:p text:style-name="P2"><text:span text:style-name="T2">Events</text:span><text:span text:style-name="T1"> </text:span>: date-related entries that can either be scheduled (e.g. „Charlies Birthday“) or logged after they occur (e.g. „signed lease“)</text:p>
      <text:p text:style-name="P2"/>
      <text:p text:style-name="P2"><text:span text:style-name="T2">Notes</text:span><text:span text:style-name="T1"> </text:span>: thoughts, ideas, facts and observations. Works well for lecture or classroom notes. Entries that I want to remember.</text:p>
      <text:p text:style-name="P2"/>
      <text:p text:style-name="P2"><text:span text:style-name="T2">Task </text:span>: Any kind of actionable items like „Pick up try cleaning“</text:p>
      <text:p text:style-name="P2"/>
      <text:list text:style-name="L1">
        <text:list-item>
          <text:p text:style-name="P13">Task Complete</text:p>
        </text:list-item>
        <text:list-item>
          <text:p text:style-name="P13">Task migrated (moved forward into next Monthly Log<text:span text:style-name="T3">)</text:span></text:p>
        </text:list-item>
        <text:list-item>
          <text:p text:style-name="P13">Task scheduled (moved backward into the Future Log<text:span text:style-name="T3">)</text:span></text:p>
          <text:p text:style-name="P13"/>
        </text:list-item>
      </text:list>
      <text:p text:style-name="P3"><text:span text:style-name="T2">Inspiration </text:span>: Great ideas, personal mantras and genius insights</text:p>
      <text:p text:style-name="P3"/>
      <text:p text:style-name="P3"><text:span text:style-name="T2">Explore </text:span>: When there is something that requires further research, information or discovery</text:p>
      <text:p text:style-name="P3"/>
      <text:p text:style-name="P3"><text:span text:style-name="T2">Priority </text:span>: Placed to the left of a Bullet, so that you can quickly scan your pages to find most important entr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A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A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20:54:24.791000000</meta:creation-date>
    <dc:date>2023-03-30T21:24:14.431000000</dc:date>
    <meta:editing-duration>PT29M2S</meta:editing-duration>
    <meta:editing-cycles>5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29" meta:word-count="146" meta:character-count="849" meta:non-whitespace-character-count="735"/>
  </office:meta>
</office:document-meta>
</file>